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list-style-name="L1">
      <style:text-properties fo:font-size="11pt" style:font-size-asian="11pt" style:font-size-complex="11pt"/>
    </style:style>
    <style:style style:name="P4" style:family="paragraph" style:parent-style-name="Standard">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ísica antropológica, percolação social</text:p>
      <text:p text:style-name="Standard">insumo para reunião 08/12 com Massimo e Marilia</text:p>
      <text:p text:style-name="Standard"/>
      <text:p text:style-name="P2">Existem 2 linhas em exploração sobre como intervir em seu próprio tecido social:</text:p>
      <text:p text:style-name="P2">1) Através de processos, ativação da rede via interações sistemáticas ao logo do tempo.</text:p>
      <text:p text:style-name="P2">2) Através de uma única iteração</text:p>
      <text:p text:style-name="P2">Teoricamente, ambos os métodos podem percolar uma rede social. Acredito, porém, que haja diferenças fundamentais entre os métodos e resultados destas linhas. Ambos estes processos ocorrem a todo o instante, sob diferentes aspectos, e essa vitalidade do tecido social é uma das razões e vantagens da estratégia social do humano (e outras espécies). Os experimentos mais relevantes de cada linha são:</text:p>
      <text:p text:style-name="P2"/>
      <text:p text:style-name="P2">1) 3 ciclos de difusão na minha rede social, dos periféricos aos hubs, para percolar a sociedade quanto ao amadurecimento de nossa natureza rede, no final de 2012. Hipóteses confirmadas: mudaram algumas propriedades do sistema (passeatas 2013, popularização da participação social, vínculos onu, sgpr, cranio sonante e com outros atores); saltaram aos olhos as “veias cognitivas do tecido social”; a dimensão rede de nossa existência está sendo amadurecida; o meio se reoganizou para bancar dedicações de diversos grupos, inclusive dedicação minha.</text:p>
      <text:p text:style-name="P2">2) “Tecnomandingas em pílula” foram usadas por participantes do grupo Tecnoxamanismo e na SGPR. No caso, eram escolhidos dois grupos, os 50 mais no meio de todo mundo (maior betweenness, contagem geodésicas em que está presente o vértice) e os 50 mais perto de todo mundo (maior closeness, menos arestas necessarias para chegar em cada outro vertice). Curiosamente, nas redes do facebook, estes grupos são disjuntos. Ou seja, por algum motivo ainda turvo para mim, quase não há sobreposição nestes dois grupos de 50 pessoas, e nada na literatura ou teoria preve isso por enquanto, e é uma característica bastante contra-intuitiva. Estes dois grupos também tinham reações muito distintas por todos os que fizeram essa “tecnomandinga em pílula”: os atravessadores (maior betweenness) respondiam avidamente, se mobilizavam até e enviavam mensagens positivas. Os mais perto de todos os outros não responsiam e saíam em peso. Através da observação dos nomes (pois são conhecidos meus e eram conhecidos das pessoas que fizeram a tecnomandinga em sua própria rede), a hipótese que acho mais razoável é de que os de maior betweenness tem mais controle do que ocorre na rede e coleta energia, aproveita sua posição, por isso suas reações são positivas, ajudam. Os de maior closeness sofrem muita influência da rede, mas controlam pouco, motivo pelo qual suas reações são negativas, não ajudam.</text:p>
      <text:p text:style-name="P2"/>
      <text:p text:style-name="P4">Definições adequadas para este contexto:</text:p>
      <text:p text:style-name="P2">A percolação é uma mudança de fase (mudança abrupta das propriedades do sistema) através do aumento de conectividade. Por exemplo: em uma pedra porosa, não passa água. Na medida em que a porosidade aumenta, no começo a propriedade de passar água não muda. De repente, a porosidade apenas um pouco maior, passa água. Esta mudança abrupta da propriedade (passar água) com relação a mudança gradual da característica (porosidade) é o que chamamos de “transição de fase” na física. No caso de grafos grandes (e também de materiais porosos!) esta transição de fase é chamada percolação.</text:p>
      <text:p text:style-name="P2">Os termos “<text:span text:style-name="T1">física antropológica</text:span>” ou “<text:span text:style-name="T1">física etnográfica</text:span>” está sendo usado no sentido de que está sendo feita uma física observada na exposição minha à minha rede, para eu me conhecer e estudar a mim mesmo.</text:p>
      <text:p text:style-name="P2"/>
      <text:p text:style-name="P2">Propostas:</text:p>
      <text:list xml:id="list1705882597" text:style-name="L1">
        <text:list-item>
          <text:p text:style-name="P3">Fazer ciclos de difusão sobre distribuição material, mas principalmente de comida. De aceitação do próximo e de priorizar saciar o próximo e não competir ou se defender.</text:p>
        </text:list-item>
        <text:list-item>
          <text:p text:style-name="P3">Fazer ciclos de difusão sobre tecnologias mentais e de desenvolvimento do sistema nervoso, como os psico-ativos, as religiões e as artes.</text:p>
        </text:list-item>
        <text:list-item>
          <text:p text:style-name="P3">Do Pedro Paulo: fazer a tecnomandinga em pilula ao mesmo tempo com grupos grandes, de 20-100 pessoas, para percolar sobre algum tema em tempo mínimo.</text:p>
        </text:list-item>
        <text:list-item>
          <text:p text:style-name="P3">Absorvo alguma literatura ou escrevo algo que acharem pertinente.</text:p>
        </text:list-item>
        <text:list-item>
          <text:p text:style-name="P3">Escrita de algum texto para nós mesmos ou parceiros que estão aplicando e desenvolvendo estas ideias.</text:p>
        </text:list-item>
      </text:list>
      <text:p text:style-name="P2">Assuntos adicionais: <text:span text:style-name="T1">crânio sonante</text:span><text:span text:style-name="T2"> menos eletrônico e mais cognitivo.</text:span> Porta que o Estado abriu ao <text:span text:style-name="T1">psico-ativis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Fabbri</meta:initial-creator>
    <meta:creation-date>2014-12-06T14:33:52</meta:creation-date>
    <dc:date>2014-12-06T15:55:30</dc:date>
    <dc:creator>R Fabbri</dc:creator>
    <meta:editing-duration>PT1H11M25S</meta:editing-duration>
    <meta:editing-cycles>4</meta:editing-cycles>
    <meta:generator>LibreOffice/3.5$Linux_X86_64 LibreOffice_project/350m1$Build-2</meta:generator>
    <meta:document-statistic meta:table-count="0" meta:image-count="0" meta:object-count="0" meta:page-count="1" meta:paragraph-count="18" meta:word-count="663" meta:character-count="4196" meta:non-whitespace-character-count="3556"/>
  </office:meta>
</office:document-meta>
</file>